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2000001B7B03C887305FA5F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f06" officeooo:paragraph-rsid="00059f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es un objeto simulado?</text:p>
      <text:p text:style-name="P1"/>
      <text:p text:style-name="P1">¿Pára que sirve @InjectMocks?</text:p>
      <text:p text:style-name="P1"/>
      <text:p text:style-name="P1"/>
      <text:p text:style-name="P1"/>
      <text:p text:style-name="P1"><draw:frame draw:style-name="fr1" draw:name="Imagen1" text:anchor-type="char" svg:width="12.755cm" svg:height="11.615cm" draw:z-index="0"><draw:image xlink:href="Pictures/10000201000001E2000001B7B03C887305FA5F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05T13:51:30.168000000</dc:date>
    <meta:editing-duration>PT9M31S</meta:editing-duration>
    <meta:editing-cycles>3</meta:editing-cycles>
    <meta:document-statistic meta:table-count="0" meta:image-count="1" meta:object-count="0" meta:page-count="1" meta:paragraph-count="2" meta:word-count="9" meta:character-count="56" meta:non-whitespace-character-count="49"/>
  </office:meta>
</office:document-meta>
</file>